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erif" svg:font-family="Liberation Serif"/>
  </office:font-face-decls>
  <office:automatic-styles>
    <style:style style:family="text" style:name="T1" style:display-name="T1">
      <style:text-properties style:font-name="Liberation Serif" fo:font-size="12pt" fo:language="en" fo:country="US" fo:font-weight="normal"/>
    </style:style>
    <style:style style:family="text" style:name="T2" style:display-name="T2">
      <style:text-properties fo:color="#000000" style:font-name="Liberation Serif" fo:font-size="12pt" fo:language="en" fo:country="US" fo:font-weight="bold" text:display="true" fo:text-transform="none"/>
    </style:style>
    <style:style style:family="text" style:name="T3" style:display-name="T3">
      <style:text-properties style:font-name="Liberation Serif" fo:font-size="12pt" fo:language="en" fo:country="US" fo:font-weight="bold"/>
    </style:style>
    <style:style style:family="paragraph" style:name="P2" style:display-name="P2">
      <style:paragraph-properties fo:text-align="left" fo:text-indent="0in" fo:line-height="100%" fo:background-color="transparent" fo:widows="2" fo:orphans="2" fo:margin-left="0pt" fo:margin-right="0pt" fo:margin-top="0pt" fo:margin-bottom="0pt" fo:keep-with-next="auto" style:writing-mode="lr" fo:padding-bottom="0.02in" fo:padding-left="0.02in" fo:padding-right="0.02in" fo:padding-top="0.02in"/>
      <style:text-properties style:font-name="Liberation Serif" fo:font-size="12pt" fo:language="en" fo:country="US" fo:font-weight="normal"/>
    </style:style>
    <style:style style:family="paragraph" style:name="P3" style:display-name="P3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4" style:display-name="P4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5" style:display-name="P5">
      <style:paragraph-properties fo:text-align="left" fo:text-indent="0.0000in" fo:line-height="100%" fo:margin-left="0.0000in" fo:margin-right="0.0000in" fo:margin-top="0.0000in" fo:margin-bottom="0.0000in" style:writing-mode="lr">
        <style:tab-stops>
          <style:tab-stop style:type="left" style:position="0.187500in"/>
          <style:tab-stop style:type="left" style:position="0.500000in"/>
        </style:tab-stops>
      </style:paragraph-properties>
      <style:text-properties style:font-name="Liberation Serif" fo:font-size="12pt" fo:language="en" fo:country="US" fo:font-weight="normal"/>
    </style:style>
    <style:style style:family="paragraph" style:name="P1" style:display-name="P1">
      <style:paragraph-properties fo:text-align="center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><text:span text:style-name="T1">Exercícios </text:span></text:p>
        <text:p text:style-name="P2"/>
        <text:p text:style-name="P2"><text:span text:style-name="T2">1. Defina quais são os termos utilizados em linguagens de programação e os seus significados?</text:span></text:p>
        <text:p text:style-name="P2"/>
        <text:p text:style-name="P3"><text:tab/>Símbolo: são os elementos mínimos que compõe uma linguagem. Na linguagem humana são as letras.</text:p>
        <text:p text:style-name="P3"><text:tab/></text:p>
        <text:p text:style-name="P3"><text:tab/>Sentença: É um conjunto ordenado de símbolos que forma uma cadeia ou string. Na linguagem humana são as palavras.</text:p>
        <text:p text:style-name="P3"><text:tab/></text:p>
        <text:p text:style-name="P3"><text:tab/>Alfabeto: É um conjunto de símbolos. Na linguagem humana é o conjunto de letras {a, b, c, d, ...}</text:p>
        <text:p text:style-name="P3"><text:tab/></text:p>
        <text:p text:style-name="P3"><text:tab/>Linguagem: É o conjunto de sentenças, Na linguagem humana são os conjuntos de palavras {compiladores, linguagem, ...}</text:p>
        <text:p text:style-name="P3"/>
        <text:p text:style-name="P3"><text:tab/>Gramática: É uma forma de representar as regras para formação de uma linguagem.</text:p>
        <text:p text:style-name="P3"/>
        <text:p text:style-name="P3"><text:tab/>Alfabeto: {w, h, i, l, e, +, 1, 2, 3}</text:p>
        <text:p text:style-name="P3"><text:tab/>Símbolos: 1, 5, +, w</text:p>
        <text:p text:style-name="P3"><text:tab/>Sentença: while, 123, +1</text:p>
        <text:p text:style-name="P3"><text:tab/>Linguagem: {while, 123, +1}</text:p>
        <text:p text:style-name="P3"/>
        <text:p text:style-name="P3"/>
        <text:p text:style-name="P3"><text:span text:style-name="T3">2. Qual é o significado de sintaxe?</text:span></text:p>
        <text:p text:style-name="P3"/>
        <text:p text:style-name="P3"><text:span text:style-name="T1"><text:tab/></text:span>A sintaxe é a parte da gramática que estuda a disposição das palavras na frase e das frases em um discurso. Essa etapa no processo de compilação deve reconhecer as forma do programa fonte e determinar se ele é valido ou não.</text:p>
        <text:p text:style-name="P3"><text:tab/></text:p>
        <text:p text:style-name="P3"><text:span text:style-name="T3">3. Qual a função da análise sintática?</text:span></text:p>
        <text:p text:style-name="P3"/>
        <text:p text:style-name="P3"><text:tab/>O Analisador sintático também conhecido como parser tem como tarefa principal determinar se o programa de entrada representado pelo fluxo de tokens possui as sentenças válidas para a linguagem de programação.+</text:p>
        <text:p text:style-name="P3"><text:tab/>A analise sintática e a segunda etapa do processo de compilação e na maioria dos casos utiliza gramáticas livres de contexto para especificar a sintaxe de uma linguagem de programação.<text:tab/></text:p>
        <text:p text:style-name="P3"/>
        <text:p text:style-name="P3"><text:span text:style-name="T3">4. Explique como o analisador léxico e analisador sintático trabalham juntos? </text:span></text:p>
        <text:p text:style-name="P3"/>
        <text:p text:style-name="P3"><text:tab/>O analisador sintático recebe do analisador léxico a sequência de tokens que constitui a sentença s e produz uma arvore de derivação se a sentença é válida ou emite um erro se a sentença é inválida.</text:p>
        <text:p text:style-name="P3"><text:tab/>O analisador léxico é desenvolvido para reconhecer cadeias de caracteres fazendo uma leitura dos caracteres e obtendo a sequência de tokens, esse analisador vê o texto como uma sequência de palavras de uma linguagem regular e reconhece ele através de autômatos finitos determinísticos e não determinísticos.</text:p>
        <text:p text:style-name="P3"><text:tab/>Já o analisador sintático vê o mesmo texto como uma sequência de sentenças que deve satisfazer as regras gramaticais. É através da gramática que podemos validar expressões criadas na linguagem de programação.</text:p>
        <text:p text:style-name="P3"/>
        <text:p text:style-name="P3"><text:span text:style-name="T3">5. O que é uma regra gramatical?</text:span></text:p>
        <text:p text:style-name="P3"><text:span text:style-name="T3"><text:tab/></text:span></text:p>
        <text:p text:style-name="P3"><text:tab/>Entende-se por regras gramáticas as formas como podemos descrever a estrutura sintática do programa.</text:p>
        <text:p text:style-name="P3"/>
        <text:p text:style-name="P3"><text:span text:style-name="T3">6. O que é gramática livre de contexto?</text:span></text:p>
        <text:p text:style-name="P3"/>
        <text:p text:style-name="P3"><text:span text:style-name="T3"><text:tab/></text:span>Elas são utilizadas para especificar as regras sintáticas de uma linguagem de programação, uma linguagem regular pode ser reconhecida por uma automato finitos determinísticos e não determinísticos, já uma Gramatica Livre de Contexto pode ser reconhecida por um automato de pilha.</text:p>
        <text:p text:style-name="P3"/>
        <text:p text:style-name="P3"><text:span text:style-name="T3">7. Qual a definição formal utilizada para representar uma gramática livre de contexto?</text:span></text:p>
        <text:p text:style-name="P3"><text:tab/></text:p>
        <text:p text:style-name="P3"><text:tab/>G = (N, T, P, S)</text:p>
        <text:p text:style-name="P3"/>
        <text:p text:style-name="P3"><text:tab/>N – Conjunto finito de símbolos não terminais.</text:p>
        <text:p text:style-name="P3"><text:tab/>T – Conjunto finito de símbolos terminais.</text:p>
        <text:p text:style-name="P3"><text:tab/>P – Conjunto de regras de produções.</text:p>
        <text:p text:style-name="P3"><text:tab/>S – Símbolo inicial da gramática.</text:p>
        <text:p text:style-name="P3"/>
        <text:p text:style-name="P3"><text:span text:style-name="T3">8. Como as regras de producao pode ser representadas, de um exemplo de regra de producao?</text:span></text:p>
        <text:p text:style-name="P3"/>
        <text:p text:style-name="P3"><text:tab/>{A} → {α}</text:p>
        <text:p text:style-name="P3"/>
        <text:p text:style-name="P3"><text:tab/>S → aSb<text:tab/></text:p>
        <text:p text:style-name="P3"/>
        <text:p text:style-name="P3"><text:span text:style-name="T3">9. O que é símbolo não terminal, símbolo terminal, regras de produções e símbolo inicial?</text:span></text:p>
        <text:p text:style-name="P3"/>
        <text:p text:style-name="P3"><text:tab/>Símbolos terminais: Conjunto finito de símbolos básicos que formam as palavras da linguagens, são representadas pelo tokens reconhecidos pelo analisador lexico.</text:p>
        <text:p text:style-name="P3"><text:tab/></text:p>
        <text:p text:style-name="P3"><text:tab/>Símbolos não terminais: Conjunto finito de variáveis utilizadas para representar os conjuntos da linguagem, são formadas pelos terminas e pelos próprios símbolos não terminais.<text:tab/>Símbolo inicial: É a variável, simbolo não terminal, que representa o inicio da definição da linguagem.<text:tab/></text:p>
        <text:p text:style-name="P3"><text:tab/></text:p>
        <text:p text:style-name="P3"><text:tab/>Regras de produções: Representa um conjunto de regras sintáticas que representam a definição da linguagem, indicam como símbolos terminais e não terminais podem ser combinados.</text:p>
        <text:p text:style-name="P3"/>
        <text:p text:style-name="P3"><text:span text:style-name="T3">10. Explique o que é uma derivação?</text:span></text:p>
        <text:p text:style-name="P3"/>
        <text:p text:style-name="P3"><text:tab/>A derivação é a substituição do conjunto de símbolos não terminais por símbolos terminais começando pelo símbolo inicial, ao final desse processo o resultado é a forma como a linguagem deve assumir.</text:p>
        <text:p text:style-name="P3"><text:tab/>Durante a derivação devemos aplicar as regras de produção para substituir cada simbolo não terminal por um simbolo terminal, isso permite identificar se certa cadeias de caracteres pertence a linguagem, as regras expandem todas as produções possíveis. Como resultado desse processo temos a árvore de derivação.</text:p>
        <text:p text:style-name="P3"/>
        <text:p text:style-name="P3"><text:span text:style-name="T3">11. Explique as diferenças derivação Top-Down e Bottom-Up?</text:span></text:p>
        <text:p text:style-name="P3"/>
        <text:p text:style-name="P3"><text:tab/>Top-Down:Examina os símbolos terminais da esquerda para a direita - forma a árvore sintatica de cima para baixo.</text:p>
        <text:p text:style-name="P4"><text:tab/>Bottom-Up: Examina os símbolos terminais da direita para a esquerda - forma a árvore sintatica de baixo para cima.</text:p>
        <text:p text:style-name="P5"><text:span text:style-name="T3">12. Defina uma gramática e regras de produção para uma linguagem formada por 0 e 1. A gramatica deve validar as seguintes sentenças:</text:span></text:p>
        <text:p text:style-name="P3"/>
        <text:p text:style-name="P3"><text:span text:style-name="T1"><text:tab/>0011 e 0101</text:span></text:p>
        <text:p text:style-name="P3"/>
        <text:p text:style-name="P3"><text:span text:style-name="T1"><text:tab/>Monte a derivação para as duas sentenças acima.</text:span></text:p>
        <text:p text:style-name="P3"/>
        <text:p text:style-name="P3"><text:span text:style-name="T1"><text:tab/>S -&gt; 0S</text:span></text:p>
        <text:p text:style-name="P3"><text:span text:style-name="T1"><text:tab/>S -&gt; 1S</text:span></text:p>
        <text:p text:style-name="P3"/>
        <text:p text:style-name="P3"><text:span text:style-name="T3">13. Pesquise na internet sobre gramáticas livres de contexto e exemplo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0.4925in"/>
    </style:default-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8.267717in" fo:page-height="11.692913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15-12-10T13:06:06.986523000</meta:creation-date>
    <dc:date>Tue Feb  2 16:36:54 2016
</dc:date>
  </office:meta>
</office:document-meta>
</file>